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179cm" fo:min-width="3.945cm"/>
    </style:style>
    <style:style style:name="gr2" style:family="graphic" style:parent-style-name="standard">
      <style:graphic-properties draw:fill-color="#81aca6" draw:textarea-horizontal-align="justify" draw:textarea-vertical-align="middle" draw:auto-grow-height="false" fo:min-height="3.306cm" fo:min-width="4.199cm"/>
    </style:style>
    <style:style style:name="gr3" style:family="graphic" style:parent-style-name="objectwithoutfill">
      <style:graphic-properties svg:stroke-width="0.053cm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-color="#ffdbb6" draw:textarea-horizontal-align="justify" draw:textarea-vertical-align="middle" draw:auto-grow-height="false" fo:min-height="1.546cm" fo:min-width="2.465cm"/>
    </style:style>
    <style:style style:name="P1" style:family="paragraph">
      <style:paragraph-properties fo:text-align="center"/>
    </style:style>
    <style:style style:name="P2" style:family="paragraph">
      <loext:graphic-properties draw:fill-color="#81aca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dbb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3.429cm" svg:x="1.762cm" svg:y="10.547cm">
          <text:p text:style-name="P1">Mamba </text:p>
          <text:p text:style-name="P1">Client </text:p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99cm" svg:height="3.556cm" svg:x="8.282cm" svg:y="4.083cm">
          <text:p text:style-name="P1">Mamba </text:p>
          <text:p text:style-name="P1">Server 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99cm" svg:height="3.556cm" svg:x="8.282cm" svg:y="8.274cm">
          <text:p text:style-name="P1">Mamba </text:p>
          <text:p text:style-name="P1">Server 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99cm" svg:height="3.556cm" svg:x="8.282cm" svg:y="12.719cm">
          <text:p text:style-name="P1">Mamba </text:p>
          <text:p text:style-name="P1">Server ...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99cm" svg:height="3.556cm" svg:x="8.282cm" svg:y="17.037cm">
          <text:p text:style-name="P1">Mamba </text:p>
          <text:p text:style-name="P1">Server N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334cm" svg:y1="10.525cm" svg:x2="8.239cm" svg:y2="5.953cm">
          <text:p text:style-name="P1"/>
        </draw:line>
        <draw:line draw:style-name="gr3" draw:text-style-name="P3" draw:layer="layout" svg:x1="6.207cm" svg:y1="11.795cm" svg:x2="8.239cm" svg:y2="9.89cm">
          <text:p/>
        </draw:line>
        <draw:line draw:style-name="gr3" draw:text-style-name="P3" draw:layer="layout" svg:x1="6.08cm" svg:y1="12.811cm" svg:x2="8.239cm" svg:y2="14.462cm">
          <text:p/>
        </draw:line>
        <draw:line draw:style-name="gr3" draw:text-style-name="P3" draw:layer="layout" svg:x1="6.207cm" svg:y1="13.954cm" svg:x2="8.366cm" svg:y2="18.78cm">
          <text:p/>
        </draw:line>
        <draw:custom-shape draw:style-name="gr4" draw:text-style-name="P4" draw:layer="layout" svg:width="4.191cm" svg:height="2.54cm" svg:x="14.081cm" svg:y="2.143cm">
          <text:p text:style-name="P1">Oscillosco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191cm" svg:height="2.54cm" svg:x="14.081cm" svg:y="5.445cm">
          <text:p text:style-name="P1">Signal </text:p>
          <text:p text:style-name="P1">Gen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191cm" svg:height="2.54cm" svg:x="14.462cm" svg:y="9.001cm">
          <text:p text:style-name="P1">Power Supp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191cm" svg:height="2.54cm" svg:x="14.208cm" svg:y="16.494cm">
          <text:p text:style-name="P1">Bus C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191cm" svg:height="2.54cm" svg:x="13.954cm" svg:y="19.415cm">
          <text:p text:style-name="P1">Spacewi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191cm" svg:height="2.54cm" svg:x="13.7cm" svg:y="22.717cm"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2.938cm" svg:y1="4.683cm" svg:x2="14.208cm" svg:y2="3.413cm">
          <text:p/>
        </draw:line>
        <draw:line draw:style-name="gr3" draw:text-style-name="P3" draw:layer="layout" svg:x1="12.938cm" svg:y1="6.461cm" svg:x2="14.081cm" svg:y2="6.715cm">
          <text:p/>
        </draw:line>
        <draw:line draw:style-name="gr3" draw:text-style-name="P3" draw:layer="layout" svg:x1="13.065cm" svg:y1="9.89cm" svg:x2="14.462cm" svg:y2="10.144cm">
          <text:p/>
        </draw:line>
        <draw:line draw:style-name="gr3" draw:text-style-name="P3" draw:layer="layout" svg:x1="12.938cm" svg:y1="17.383cm" svg:x2="14.335cm" svg:y2="17.637cm">
          <text:p/>
        </draw:line>
        <draw:line draw:style-name="gr3" draw:text-style-name="P3" draw:layer="layout" svg:x1="12.938cm" svg:y1="19.796cm" svg:x2="14.335cm" svg:y2="20.05cm">
          <text:p/>
        </draw:line>
        <draw:line draw:style-name="gr3" draw:text-style-name="P3" draw:layer="layout" svg:x1="12.938cm" svg:y1="20.685cm" svg:x2="14.081cm" svg:y2="23.2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4T20:53:44.702785206</meta:creation-date>
    <dc:date>2020-07-04T21:00:53.628573088</dc:date>
    <meta:editing-duration>PT7M10S</meta:editing-duration>
    <meta:editing-cycles>1</meta:editing-cycles>
    <meta:document-statistic meta:object-count="21"/>
    <meta:generator>LibreOffice/6.1.5.2$Linux_X86_64 LibreOffice_project/10$Build-2</meta:generator>
  </office:meta>
</office:document-meta>
</file>